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TE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5">
            <text:p>2015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0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6910.84">
            <text:p>16910.84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6049.120000000001">
            <text:p>6049.120000000001</text:p>
          </table:table-cell>
          <table:table-cell table:style-name="ce128" office:value-type="percentage" calcext:value-type="percentage" table:number-columns-spanned="2" table:number-rows-spanned="1" office:value="0.06">
            <text:p>0.06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.3">
            <text:p>0.3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table:number-columns-spanned="8" table:number-rows-spanned="1" office:value-type="string" calcext:value-type="string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Identificación buenas prácticas que mejoren la gestión del proyecto GIRO en TEO [625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606.82">
            <text:p>2606.82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Actualización TEO (Redmine 2.4.1) a la última versión estable de Redmine y migración plugin "Redmine Zen Edit plugin" [625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table:style-name="ce123" office:value-type="currency" calcext:value-type="currency" office:value="1642.0">
            <text:p>1642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Plugin csv_import_issues [6375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71.05">
            <text:p>171.05</text:p>
          </table:table-cell>
          <table:table-cell table:style-name="ce128" table:number-columns-spanned="2" table:number-rows-spanned="1" office:value-type="percentage" calcext:value-type="percentage" office:value="1.0">
            <text:p>1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Documentar y difundir las principales mejoras de la nueva versión [643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25.85">
            <text:p>325.85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Importación de peticiones masivas [632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Actuación 2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Soporte a la implantación de TEO en CPI [323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Actuación 3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Desarrollo e implantación de TEO V1.1.0 [32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draw="urn:oasis:names:tc:opendocument:xmlns:drawing:1.0" xmlns:svg="urn:oasis:names:tc:opendocument:xmlns:svg-compatible:1.0" xmlns:dc="http://purl.org/dc/elements/1.1/" xmlns:text="urn:oasis:names:tc:opendocument:xmlns:text:1.0" table:style-name="ro4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2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8">
            <text:p>0.8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1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6">
            <text:p>0.6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3175.0">
            <text:p>23175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6364.160000000001">
            <text:p>6364.160000000001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6810.84">
            <text:p>16810.84</text:p>
          </table:table-cell>
          <table:table-cell table:style-name="ce111" office:value-type="currency" calcext:value-type="currency" table:number-columns-spanned="2" table:number-rows-spanned="1" office:value="315.03999999999996">
            <text:p>315.03999999999996</text:p>
          </table:table-cell>
          <table:covered-table-cell table:style-name="ce114"/>
          <table:table-cell table:style-name="ce111" office:value-type="currency" calcext:value-type="currency" office:value="429.26">
            <text:p>429.26</text:p>
          </table:table-cell>
          <table:table-cell table:style-name="ce140" office:value-type="currency" calcext:value-type="currency" office:value="744.3">
            <text:p>744.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7">
            <text:p>0.27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3">
            <text:p>0.73</text:p>
          </table:table-cell>
          <table:table-cell table:style-name="ce102" office:value-type="percentage" calcext:value-type="percentage" table:number-columns-spanned="2" table:number-rows-spanned="1" office:value="0.01">
            <text:p>0.01</text:p>
          </table:table-cell>
          <table:covered-table-cell table:style-name="ce107"/>
          <table:table-cell table:style-name="ce102" office:value-type="percentage" calcext:value-type="percentage" office:value="0.02">
            <text:p>0.02</text:p>
          </table:table-cell>
          <table:table-cell table:style-name="ce141" office:value-type="percentage" calcext:value-type="percentage" office:value="0.03">
            <text:p>0.0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funcional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28.5">
            <text:p>28.5</text:p>
          </table:table-cell>
          <table:table-cell table:style-name="ce143" office:value-type="percentage" calcext:value-type="percentage" office:value="0.09">
            <text:p>0.09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programador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Programador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9.5">
            <text:p>9.5</text:p>
          </table:table-cell>
          <table:table-cell table:style-name="ce143" office:value-type="percentage" calcext:value-type="percentage" office:value="0.02">
            <text:p>0.02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8461.57">
            <text:p>18461.57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6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calcext:value-type="string" table:number-columns-spanned="25" table:number-rows-spanned="1">
            <text:p/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